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0243in" fo:margin-left="-0.0229in" fo:margin-top="0in" fo:margin-bottom="0in" style:page-number="auto" table:align="left" style:writing-mode="lr-tb"/>
    </style:style>
    <style:style style:name="Table1.A" style:family="table-column">
      <style:table-column-properties style:column-width="0.5118in"/>
    </style:style>
    <style:style style:name="Table1.B" style:family="table-column">
      <style:table-column-properties style:column-width="0.7833in"/>
    </style:style>
    <style:style style:name="Table1.C" style:family="table-column">
      <style:table-column-properties style:column-width="1.6813in"/>
    </style:style>
    <style:style style:name="Table1.D" style:family="table-column">
      <style:table-column-properties style:column-width="3.0479in"/>
    </style:style>
    <style:style style:name="Table1.1" style:family="table-row">
      <style:table-row-properties style:min-row-height="0.2618in" fo:keep-together="auto"/>
    </style:style>
    <style:style style:name="Table1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le1.2" style:family="table-row">
      <style:table-row-properties style:min-row-height="0.1965in" fo:keep-together="auto"/>
    </style:style>
    <style:style style:name="Table1.3" style:family="table-row">
      <style:table-row-properties style:min-row-height="0.2361in" fo:keep-together="auto"/>
    </style:style>
    <style:style style:name="Table1.A3" style:family="table-cell">
      <style:table-cell-properties style:vertical-align="middle" fo:padding-left="0.0229in" fo:padding-right="0in" fo:padding-top="0in" fo:padding-bottom="0in" fo:border="0.5pt solid #999999"/>
    </style:style>
    <style:style style:name="Table1.B3" style:family="table-cell">
      <style:table-cell-properties style:vertical-align="middle" fo:padding-left="0.0229in" fo:padding-right="0in" fo:padding-top="0in" fo:padding-bottom="0in" fo:border="0.5pt solid #999999"/>
    </style:style>
    <style:style style:name="Table1.C3" style:family="table-cell">
      <style:table-cell-properties style:vertical-align="middle" fo:padding-left="0.0229in" fo:padding-right="0in" fo:padding-top="0in" fo:padding-bottom="0in" fo:border="0.5pt solid #999999"/>
    </style:style>
    <style:style style:name="Table1.D3" style:family="table-cell">
      <style:table-cell-properties style:vertical-align="middle" fo:padding-left="0.0229in" fo:padding-right="0in" fo:padding-top="0in" fo:padding-bottom="0in" fo:border="0.5pt solid #999999"/>
    </style:style>
    <style:style style:name="Table2" style:family="table">
      <style:table-properties style:width="6.0243in" fo:margin-left="-0.0229in" fo:margin-top="0in" fo:margin-bottom="0in" table:align="left" style:writing-mode="lr-tb"/>
    </style:style>
    <style:style style:name="Table2.A" style:family="table-column">
      <style:table-column-properties style:column-width="1.6924in"/>
    </style:style>
    <style:style style:name="Table2.B" style:family="table-column">
      <style:table-column-properties style:column-width="3.2486in"/>
    </style:style>
    <style:style style:name="Table2.C" style:family="table-column">
      <style:table-column-properties style:column-width="1.0833in"/>
    </style:style>
    <style:style style:name="Table2.1" style:family="table-row">
      <style:table-row-properties style:min-row-height="0.2618in" fo:keep-together="auto"/>
    </style:style>
    <style:style style:name="Table2.A1" style:family="table-cell">
      <style:table-cell-properties style:vertical-align="middle" fo:background-color="#dbe5f1" fo:padding-left="0.0229in" fo:padding-right="0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1965in" fo:keep-together="auto"/>
    </style:style>
    <style:style style:name="Table2.3" style:family="table-row">
      <style:table-row-properties style:min-row-height="0.2361in" fo:keep-together="auto"/>
    </style:style>
    <style:style style:name="Table2.A3" style:family="table-cell">
      <style:table-cell-properties style:vertical-align="middle" fo:padding-left="0.0229in" fo:padding-right="0in" fo:padding-top="0in" fo:padding-bottom="0in" fo:border="0.5pt solid #999999"/>
    </style:style>
    <style:style style:name="Table2.B3" style:family="table-cell">
      <style:table-cell-properties style:vertical-align="middle" fo:padding-left="0.0229in" fo:padding-right="0in" fo:padding-top="0in" fo:padding-bottom="0in" fo:border="0.5pt solid #999999"/>
    </style:style>
    <style:style style:name="Table2.C3" style:family="table-cell">
      <style:table-cell-properties style:vertical-align="middle" fo:padding-left="0.0229in" fo:padding-right="0in" fo:padding-top="0in" fo:padding-bottom="0in" fo:border="0.5pt solid #999999"/>
    </style:style>
    <style:style style:name="Table2.A4" style:family="table-cell">
      <style:table-cell-properties style:vertical-align="middle" fo:padding-left="0.0229in" fo:padding-right="0in" fo:padding-top="0in" fo:padding-bottom="0in" fo:border="0.5pt solid #999999"/>
    </style:style>
    <style:style style:name="Table2.B4" style:family="table-cell">
      <style:table-cell-properties style:vertical-align="middle" fo:padding-left="0.0229in" fo:padding-right="0in" fo:padding-top="0in" fo:padding-bottom="0in" fo:border="0.5pt solid #999999"/>
    </style:style>
    <style:style style:name="Table2.C4" style:family="table-cell">
      <style:table-cell-properties style:vertical-align="middle" fo:padding-left="0.0229in" fo:padding-right="0in" fo:padding-top="0in" fo:padding-bottom="0in" fo:border="0.5pt solid #999999"/>
    </style:style>
    <style:style style:name="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" style:font-size-complex="11pt"/>
    </style:style>
    <style:style style:name="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" style:font-size-complex="10pt"/>
    </style:style>
    <style:style style:name="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officeooo:rsid="000fd000" officeooo:paragraph-rsid="000fd000" style:font-name-asian="Times1" style:font-size-asian="10pt" style:language-asian="pt" style:country-asian="BR" style:font-name-complex="Times New Roman" style:font-size-complex="10pt"/>
    </style:style>
    <style:style style:name="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P6" style:family="paragraph" style:parent-style-name="Standard">
      <style:text-properties officeooo:rsid="000cc11a" officeooo:paragraph-rsid="000cc11a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10" style:family="paragraph" style:parent-style-name="Comments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Calibri" fo:language="pt" fo:country="BR" style:font-name-asian="Times1" style:language-asian="pt" style:country-asian="BR" style:font-name-complex="Times New Roman"/>
    </style:style>
    <style:style style:name="P11" style:family="paragraph" style:parent-style-name="Comments">
      <style:text-properties fo:font-size="11pt" officeooo:rsid="000dd0ab" officeooo:paragraph-rsid="000dd0ab" style:font-size-asian="9.60000038146973pt" style:font-size-complex="11pt"/>
    </style:style>
    <style:style style:name="P12" style:family="paragraph" style:parent-style-name="Comments">
      <style:text-properties officeooo:rsid="00167008" officeooo:paragraph-rsid="00167008"/>
    </style:style>
    <style:style style:name="P13" style:family="paragraph" style:parent-style-name="Comments">
      <style:text-properties officeooo:rsid="00177437" officeooo:paragraph-rsid="00177437"/>
    </style:style>
    <style:style style:name="P14" style:family="paragraph" style:parent-style-name="Comments">
      <style:text-properties officeooo:rsid="0018a81a" officeooo:paragraph-rsid="0018a81a"/>
    </style:style>
    <style:style style:name="P15" style:family="paragraph" style:parent-style-name="Comments">
      <style:text-properties officeooo:rsid="001a506f" officeooo:paragraph-rsid="001a506f"/>
    </style:style>
    <style:style style:name="P16" style:family="paragraph" style:parent-style-name="Versões">
      <style:text-properties fo:font-weight="bold" style:font-weight-asian="bold"/>
    </style:style>
    <style:style style:name="P17" style:family="paragraph" style:parent-style-name="Versões">
      <style:text-properties officeooo:rsid="000dd0ab" officeooo:paragraph-rsid="000dd0ab"/>
    </style:style>
    <style:style style:name="P18" style:family="paragraph" style:parent-style-name="Standard" style:list-style-name="WWNum4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Arial" fo:font-size="12pt" officeooo:paragraph-rsid="0018a81a" style:font-name-asian="Arial2" style:font-size-asian="12pt" style:font-name-complex="Arial2"/>
    </style:style>
    <style:style style:name="P19" style:family="paragraph" style:parent-style-name="Standard" style:list-style-name="WWNum2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Arial" fo:font-size="12pt" officeooo:paragraph-rsid="001a2dc2" style:font-name-asian="Arial2" style:font-size-asian="12pt" style:font-name-complex="Arial2"/>
    </style:style>
    <style:style style:name="P20" style:family="paragraph" style:parent-style-name="Standard" style:list-style-name="WWNum4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Arial" fo:font-size="12pt" officeooo:rsid="00177437" officeooo:paragraph-rsid="0018a81a" style:font-name-asian="Arial2" style:font-size-asian="12pt" style:font-name-complex="Arial2"/>
    </style:style>
    <style:style style:name="P21" style:family="paragraph" style:parent-style-name="Standard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Arial" fo:font-size="12pt" officeooo:rsid="00177437" officeooo:paragraph-rsid="0018a81a" style:font-name-asian="Arial2" style:font-size-asian="12pt" style:font-name-complex="Arial2"/>
    </style:style>
    <style:style style:name="P22" style:family="paragraph" style:parent-style-name="Standard">
      <style:paragraph-properties fo:margin-left="0in" fo:margin-right="0in" fo:margin-top="0in" fo:margin-bottom="0in" loext:contextual-spacing="true" fo:text-align="justify" style:justify-single-word="false" fo:text-indent="0in" style:auto-text-indent="false"/>
      <style:text-properties style:font-name="Arial" fo:font-size="12pt" officeooo:rsid="0018a81a" officeooo:paragraph-rsid="0018a81a" style:font-name-asian="Arial2" style:font-size-asian="12pt" style:font-name-complex="Arial2"/>
    </style:style>
    <style:style style:name="P2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paragraph-rsid="001bd327" style:text-blinking="false" fo:background-color="transparent"/>
    </style:style>
    <style:style style:name="P26" style:family="paragraph" style:parent-style-name="Text_20_body" style:list-style-name="L2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3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4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0.5pt" fo:font-style="normal" style:text-underline-style="none" fo:font-weight="normal" officeooo:rsid="001ed22a" officeooo:paragraph-rsid="001ed22a" style:text-blinking="false" fo:background-color="transparent"/>
    </style:style>
    <style:style style:name="P30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officeooo:paragraph-rsid="001bd327" style:text-blinking="false" fo:background-color="transparent"/>
    </style:style>
    <style:style style:name="P31" style:family="paragraph" style:parent-style-name="Heading_20_1" style:list-style-name="WWNum1"/>
    <style:style style:name="P32" style:family="paragraph" style:parent-style-name="Comments" style:list-style-name="WWNum3">
      <style:text-properties officeooo:paragraph-rsid="0011550d"/>
    </style:style>
    <style:style style:name="P33" style:family="paragraph" style:parent-style-name="Comments" style:list-style-name="WWNum3">
      <style:text-properties style:font-size-complex="8pt"/>
    </style:style>
    <style:style style:name="T1" style:family="text">
      <style:text-properties fo:color="#244061"/>
    </style:style>
    <style:style style:name="T2" style:family="text">
      <style:text-properties style:font-name="Calibri" style:language-asian="pt" style:country-asian="BR"/>
    </style:style>
    <style:style style:name="T3" style:family="text">
      <style:text-properties text:display="true"/>
    </style:style>
    <style:style style:name="T4" style:family="text">
      <style:text-properties officeooo:rsid="0011550d" style:font-size-complex="8pt"/>
    </style:style>
    <style:style style:name="T5" style:family="text">
      <style:text-properties officeooo:rsid="00145348" style:font-size-complex="8pt"/>
    </style:style>
    <style:style style:name="T6" style:family="text">
      <style:text-properties officeooo:rsid="0015ecc3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08e5e"/>
    </style:style>
    <style:style style:name="T9" style:family="text">
      <style:text-properties officeooo:rsid="00177437"/>
    </style:style>
    <style:style style:name="T10" style:family="text">
      <style:text-properties officeooo:rsid="001871e3"/>
    </style:style>
    <style:style style:name="T11" style:family="text">
      <style:text-properties officeooo:rsid="001d69d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6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>Versão</text:p>
          </table:table-cell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Autor</text:p>
          </table:table-cell>
          <table:table-cell table:style-name="Table1.A1" office:value-type="string">
            <text:p text:style-name="P16">Notas da Revisão</text:p>
          </table:table-cell>
        </table:table-row>
        <table:table-row table:style-name="Table1.3">
          <table:table-cell table:style-name="Table1.A3" office:value-type="string">
            <text:p text:style-name="P17">1.0</text:p>
          </table:table-cell>
          <table:table-cell table:style-name="Table1.B3" office:value-type="string">
            <text:p text:style-name="P17">04/10/2016</text:p>
          </table:table-cell>
          <table:table-cell table:style-name="Table1.C3" office:value-type="string">
            <text:p text:style-name="P17">Tiago</text:p>
          </table:table-cell>
          <table:table-cell table:style-name="Table1.D3" office:value-type="string">
            <text:p text:style-name="P17">Preenchimento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Toc417921954" text:style-name="Index_20_Link" text:visited-style-name="Index_20_Link">1</text:a><text:a xlink:type="simple" xlink:href="#_Toc417921954" text:style-name="Index_20_Link" text:visited-style-name="Index_20_Link"><text:span text:style-name="T2"><text:tab/></text:span></text:a><text:a xlink:type="simple" xlink:href="#_Toc417921954" text:style-name="Index_20_Link" text:visited-style-name="Index_20_Link">Objetivos deste documento</text:a><text:a xlink:type="simple" xlink:href="#_Toc417921954" text:style-name="Index_20_Link" text:visited-style-name="Index_20_Link"><text:span text:style-name="T3"><text:tab/>1</text:span></text:a></text:p>
          <text:p text:style-name="P8"><text:a xlink:type="simple" xlink:href="#_Toc417921955" text:style-name="Index_20_Link" text:visited-style-name="Index_20_Link">2</text:a><text:a xlink:type="simple" xlink:href="#_Toc417921955" text:style-name="Index_20_Link" text:visited-style-name="Index_20_Link"><text:span text:style-name="T2"><text:tab/></text:span></text:a><text:a xlink:type="simple" xlink:href="#_Toc417921955" text:style-name="Index_20_Link" text:visited-style-name="Index_20_Link">Situação atual e justificativa do projeto</text:a><text:a xlink:type="simple" xlink:href="#_Toc417921955" text:style-name="Index_20_Link" text:visited-style-name="Index_20_Link"><text:span text:style-name="T3"><text:tab/>1</text:span></text:a></text:p>
          <text:p text:style-name="P8"><text:a xlink:type="simple" xlink:href="#_Toc417921956" text:style-name="Index_20_Link" text:visited-style-name="Index_20_Link">3</text:a><text:a xlink:type="simple" xlink:href="#_Toc417921956" text:style-name="Index_20_Link" text:visited-style-name="Index_20_Link"><text:span text:style-name="T2"><text:tab/></text:span></text:a><text:a xlink:type="simple" xlink:href="#_Toc417921956" text:style-name="Index_20_Link" text:visited-style-name="Index_20_Link">Objetivos SMART e critérios de sucesso do projeto</text:a><text:a xlink:type="simple" xlink:href="#_Toc417921956" text:style-name="Index_20_Link" text:visited-style-name="Index_20_Link"><text:span text:style-name="T3"><text:tab/>1</text:span></text:a></text:p>
          <text:p text:style-name="P8"><text:a xlink:type="simple" xlink:href="#_Toc417921957" text:style-name="Index_20_Link" text:visited-style-name="Index_20_Link">4</text:a><text:a xlink:type="simple" xlink:href="#_Toc417921957" text:style-name="Index_20_Link" text:visited-style-name="Index_20_Link"><text:span text:style-name="T2"><text:tab/></text:span></text:a><text:a xlink:type="simple" xlink:href="#_Toc417921957" text:style-name="Index_20_Link" text:visited-style-name="Index_20_Link">Escopo do Produto</text:a><text:a xlink:type="simple" xlink:href="#_Toc417921957" text:style-name="Index_20_Link" text:visited-style-name="Index_20_Link"><text:span text:style-name="T3"><text:tab/>1</text:span></text:a></text:p>
          <text:p text:style-name="P8"><text:a xlink:type="simple" xlink:href="#_Toc417921958" text:style-name="Index_20_Link" text:visited-style-name="Index_20_Link">5</text:a><text:a xlink:type="simple" xlink:href="#_Toc417921958" text:style-name="Index_20_Link" text:visited-style-name="Index_20_Link"><text:span text:style-name="T2"><text:tab/></text:span></text:a><text:a xlink:type="simple" xlink:href="#_Toc417921958" text:style-name="Index_20_Link" text:visited-style-name="Index_20_Link">Exclusões do projeto / Fora do Escopo</text:a><text:a xlink:type="simple" xlink:href="#_Toc417921958" text:style-name="Index_20_Link" text:visited-style-name="Index_20_Link"><text:span text:style-name="T3"><text:tab/>1</text:span></text:a></text:p>
          <text:p text:style-name="P8"><text:a xlink:type="simple" xlink:href="#_Toc417921959" text:style-name="Index_20_Link" text:visited-style-name="Index_20_Link">6</text:a><text:a xlink:type="simple" xlink:href="#_Toc417921959" text:style-name="Index_20_Link" text:visited-style-name="Index_20_Link"><text:span text:style-name="T2"><text:tab/></text:span></text:a><text:a xlink:type="simple" xlink:href="#_Toc417921959" text:style-name="Index_20_Link" text:visited-style-name="Index_20_Link">Restrições</text:a><text:a xlink:type="simple" xlink:href="#_Toc417921959" text:style-name="Index_20_Link" text:visited-style-name="Index_20_Link"><text:span text:style-name="T3"><text:tab/>2</text:span></text:a></text:p>
          <text:p text:style-name="P8"><text:a xlink:type="simple" xlink:href="#_Toc417921960" text:style-name="Index_20_Link" text:visited-style-name="Index_20_Link">7</text:a><text:a xlink:type="simple" xlink:href="#_Toc417921960" text:style-name="Index_20_Link" text:visited-style-name="Index_20_Link"><text:span text:style-name="T2"><text:tab/></text:span></text:a><text:a xlink:type="simple" xlink:href="#_Toc417921960" text:style-name="Index_20_Link" text:visited-style-name="Index_20_Link">Premissas</text:a><text:a xlink:type="simple" xlink:href="#_Toc417921960" text:style-name="Index_20_Link" text:visited-style-name="Index_20_Link"><text:span text:style-name="T3"><text:tab/>2</text:span></text:a></text:p>
          <text:p text:style-name="P8"><text:a xlink:type="simple" xlink:href="#_Toc417921961" text:style-name="Index_20_Link" text:visited-style-name="Index_20_Link">8</text:a><text:a xlink:type="simple" xlink:href="#_Toc417921961" text:style-name="Index_20_Link" text:visited-style-name="Index_20_Link"><text:span text:style-name="T2"><text:tab/></text:span></text:a><text:a xlink:type="simple" xlink:href="#_Toc417921961" text:style-name="Index_20_Link" text:visited-style-name="Index_20_Link">Entregas e Critérios de Aceitação</text:a><text:a xlink:type="simple" xlink:href="#_Toc417921961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/>
      <text:list xml:id="list9197050460005761391" text:style-name="WWNum1">
        <text:list-item>
          <text:h text:style-name="P31" text:outline-level="1"><text:bookmark-start text:name="_Toc417921954"/>Objetivos deste documento<text:bookmark-end text:name="_Toc417921954"/></text:h>
        </text:list-item>
      </text:list>
      <text:p text:style-name="Standard">Descrever de forma clara qual trabalho deverá ser realizado e quais entregas serão produzidas <text:span text:style-name="T11">no projeto de Memorial Web</text:span>.</text:p>
      <text:p text:style-name="Standard"/>
      <text:p text:style-name="Standard"/>
      <text:list xml:id="list201408363548784" text:continue-numbering="true" text:style-name="WWNum1">
        <text:list-item>
          <text:h text:style-name="P31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11">O projeto tem como objetivo facilitar a criação de um memorial para professores.</text:p>
      <text:p text:style-name="Standard"/>
      <text:p text:style-name="Standard"/>
      <text:list xml:id="list201408903359776" text:continue-numbering="true" text:style-name="WWNum1">
        <text:list-item>
          <text:h text:style-name="P31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Comments">[Futuro, onde quer chegar. Descreva os benefícios esperados detalhando de forma clara objetivos SMART e critérios de sucesso relacionados.</text:p>
      <text:p text:style-name="Comments">SMART: Specific: Específico, Measurable: Indicador e meta, Assignable: Quem, Realistic: realístico, Time-related: Quando ]</text:p>
      <text:p text:style-name="Comments"/>
      <text:p text:style-name="P10">O projeto será considerado um sucesso se atender a todos os critérios de aceitação das entregas, respeitar as restrições e cumprir o cronograma de execução e principalmente atender os objetivos abaixo:</text:p>
      <text:list xml:id="list7655023584035617025" text:style-name="WWNum3">
        <text:list-item>
          <text:p text:style-name="P33">Objetivo 1: <text:span text:style-name="T8">Todos os documentos de gerenciamento estão de acordo com o andamento do projeto</text:span>.</text:p>
        </text:list-item>
        <text:list-item>
          <text:p text:style-name="P32"><text:soft-page-break/><text:span text:style-name="T4">Objetivo 2: </text:span><text:span text:style-name="T5">Todos os requisitos do projeto foram atendidos na implementação </text:span><text:span text:style-name="T6">e no prazo estimado.</text:span></text:p>
        </text:list-item>
      </text:list>
      <text:list xml:id="list201409215682209" text:continue-list="list201408903359776" text:style-name="WWNum1">
        <text:list-item>
          <text:h text:style-name="P31" text:outline-level="1"><text:bookmark-start text:name="_Toc383380606"/><text:bookmark-start text:name="_Toc417921957"/>Escopo do Produto<text:bookmark-end text:name="_Toc383380606"/><text:bookmark-end text:name="_Toc417921957"/></text:h>
        </text:list-item>
      </text:list>
      <text:p text:style-name="Comments">[Requisitos e características do produto ou serviço a ser entregue pelo projeto. ]</text:p>
      <text:p text:style-name="P12">O projeto é um memorial que deve ser disponibilizado <text:span text:style-name="T9">na web e assim facilitar a criação do mesmo. </text:span></text:p>
      <text:p text:style-name="P13">O memorial deve ter campos para preencher com informações pessoais <text:span text:style-name="T10">e acadêmicas.</text:span></text:p>
      <text:p text:style-name="P13"/>
      <text:p text:style-name="P14">Informações pessoais:</text:p>
      <text:list xml:id="list3853067410984936078" text:style-name="WWNum4">
        <text:list-item>
          <text:p text:style-name="P18">Nome</text:p>
        </text:list-item>
        <text:list-item>
          <text:p text:style-name="P18">Data de nascimento</text:p>
        </text:list-item>
        <text:list-item>
          <text:p text:style-name="P18">Sexo</text:p>
        </text:list-item>
        <text:list-item>
          <text:p text:style-name="P18">CPF</text:p>
        </text:list-item>
        <text:list-item>
          <text:p text:style-name="P18">R.G</text:p>
        </text:list-item>
        <text:list-item>
          <text:p text:style-name="P18">Unidade Federativa (Estado)</text:p>
        </text:list-item>
        <text:list-item>
          <text:p text:style-name="P20">Endereço pessoal e profissional.</text:p>
        </text:list-item>
      </text:list>
      <text:p text:style-name="P21"/>
      <text:p text:style-name="P22">Informações Acadêmicas:</text:p>
      <text:p text:style-name="P22"/>
      <text:list xml:id="list949633703541688177" text:style-name="WWNum2">
        <text:list-item>
          <text:list>
            <text:list-item>
              <text:p text:style-name="P19">Ensino fundamental;</text:p>
            </text:list-item>
            <text:list-item>
              <text:p text:style-name="P19">Ensino médio;</text:p>
            </text:list-item>
            <text:list-item>
              <text:p text:style-name="P19">Ensino Superior;</text:p>
            </text:list-item>
            <text:list-item>
              <text:p text:style-name="P19">Residência médica;</text:p>
            </text:list-item>
            <text:list-item>
              <text:p text:style-name="P19">Especialização;</text:p>
            </text:list-item>
            <text:list-item>
              <text:p text:style-name="P19">Pós-graduação;</text:p>
            </text:list-item>
            <text:list-item>
              <text:p text:style-name="P19">Mestrado;</text:p>
            </text:list-item>
            <text:list-item>
              <text:p text:style-name="P19">Doutorado;</text:p>
            </text:list-item>
          </text:list>
        </text:list-item>
      </text:list>
      <text:p text:style-name="Standard"/>
      <text:p text:style-name="Standard"/>
      <text:list xml:id="list201407865157750" text:continue-list="list201409215682209" text:style-name="WWNum1">
        <text:list-item>
          <text:h text:style-name="P31" text:outline-level="1"><text:bookmark-start text:name="_Toc383380607"/><text:bookmark-start text:name="_Toc417921958"/>Exclusões do projeto / Fora do Escopo<text:bookmark-end text:name="_Toc383380607"/><text:bookmark-end text:name="_Toc417921958"/></text:h>
        </text:list-item>
      </text:list>
      <text:p text:style-name="Comments">[Liste itens reconhecidos como não-escopo de modo a evitar mal-entendidos na conclusão do projeto]</text:p>
      <text:p text:style-name="Standard"/>
      <text:p text:style-name="Standard"/>
      <text:list xml:id="list201407609598049" text:continue-numbering="true" text:style-name="WWNum1">
        <text:list-item>
          <text:h text:style-name="P31" text:outline-level="1"><text:bookmark-start text:name="_Toc402281711"/>Restrições<text:bookmark-end text:name="_Toc402281711"/></text:h>
        </text:list-item>
      </text:list>
      <text:p text:style-name="P15">O software a ser desenvolvido deve ser para web e a arquitetura deve ser desenvolvidade de forma que facilite a extenção da aplicação</text:p>
      <text:p text:style-name="Standard"/>
      <text:p text:style-name="Standard"/>
      <text:list xml:id="list201408627841833" text:continue-numbering="true" text:style-name="WWNum1">
        <text:list-item>
          <text:h text:style-name="P31" text:outline-level="1"><text:bookmark-start text:name="_Toc402281712"/><text:soft-page-break/>Premissas<text:bookmark-end text:name="_Toc402281712"/></text:h>
        </text:list-item>
      </text:list>
      <text:p text:style-name="Comments">[Relacione as <text:a xlink:type="simple" xlink:href="http://escritoriodeprojetos.com.br/premissas-de-um-projeto.aspx" text:style-name="Internet_20_link" text:visited-style-name="Visited_20_Internet_20_Link">premissas do projeto</text:a>, ou seja, fatores considerados verdadeiros sem prova <text:span text:style-name="T7">para fins de planejamento</text:span>. Ex.: Disponibilidade de 50% do tempo do cliente durante os testes.<text:bookmark text:name="_GoBack"/> <text:a xlink:type="simple" xlink:href="http://escritoriodeprojetos.com.br/premissas-de-um-projeto.aspx" text:style-name="Internet_20_link" text:visited-style-name="Visited_20_Internet_20_Link">Saiba mais...</text:a>]</text:p>
      <text:p text:style-name="Standard"/>
      <text:p text:style-name="Standard"/>
      <text:list xml:id="list201408223170635" text:continue-numbering="true" text:style-name="WWNum1">
        <text:list-item>
          <text:h text:style-name="P31" text:outline-level="1"><text:bookmark-start text:name="_Toc383380610"/><text:bookmark-start text:name="_Toc417921961"/>Entregas e Critérios de Aceitação<text:bookmark-end text:name="_Toc383380610"/><text:bookmark-end text:name="_Toc417921961"/></text:h>
        </text:list-item>
      </text:list>
      <text:p text:style-name="Standard">As entregas foram estruturadas conforme EAP abaixo.</text:p>
      <text:p text:style-name="Standard"/>
      <text:p text:style-name="P9"><text:bookmark text:name="docs-internal-guid-0cd1f305-90d4-40e4-ce97-f068087810dd"/>EAP</text:p>
      <text:list xml:id="list2286952415646045108" text:style-name="L1">
        <text:list-item>
          <text:p text:style-name="P24">Documentação</text:p>
          <text:list>
            <text:list-item>
              <text:p text:style-name="P24">Declaração de escopo </text:p>
            </text:list-item>
            <text:list-item>
              <text:p text:style-name="P25">Gerenciamento de escopo</text:p>
              <text:p text:style-name="P30"><text:s/></text:p>
            </text:list-item>
          </text:list>
        </text:list-item>
      </text:list>
      <text:list xml:id="list8902637975795329978" text:style-name="L2">
        <text:list-item>
          <text:p text:style-name="P26">Levantamento de Requisitos</text:p>
          <text:list>
            <text:list-item>
              <text:p text:style-name="P26">Diagrama de caso de uso</text:p>
            </text:list-item>
            <text:list-item>
              <text:p text:style-name="P26">Diagrama de classe</text:p>
            </text:list-item>
          </text:list>
        </text:list-item>
      </text:list>
      <text:p text:style-name="Text_20_body"/>
      <text:list xml:id="list8930383657002107671" text:style-name="L3">
        <text:list-item>
          <text:p text:style-name="P27">Qualidade</text:p>
          <text:list>
            <text:list-item>
              <text:p text:style-name="P27">Para cada subentrega verificar todos os requisitos.</text:p>
            </text:list-item>
          </text:list>
        </text:list-item>
      </text:list>
      <text:p text:style-name="P23"/>
      <text:list xml:id="list201407947026128" text:continue-numbering="true" text:style-name="L3">
        <text:list-item>
          <text:p text:style-name="P29">Atividades de Gerente</text:p>
          <text:list>
            <text:list-item>
              <text:p text:style-name="P29">Acompanhar as atividades do analista.</text:p>
            </text:list-item>
          </text:list>
        </text:list-item>
      </text:list>
      <text:p text:style-name="Text_20_body"/>
      <text:list xml:id="list6392275157838141544" text:style-name="L4">
        <text:list-item>
          <text:p text:style-name="P28">Entregas</text:p>
          <text:list>
            <text:list-item>
              <text:p text:style-name="P28">subentrega 1 - Documentacao e Requisitos. 15/10 </text:p>
            </text:list-item>
            <text:list-item>
              <text:p text:style-name="P28">subentrega 2 - Banco de dados. 30/10</text:p>
            </text:list-item>
            <text:list-item>
              <text:p text:style-name="P28">subentrega 3 - Interface. 15/11</text:p>
            </text:list-item>
            <text:list-item>
              <text:p text:style-name="P28">subentrega 4 - Back-end. 30/11</text:p>
            </text:list-item>
            <text:list-item>
              <text:p text:style-name="P28">subentrega 5 - Front-end.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Aprovaçõe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7">Participante</text:p>
          </table:table-cell>
          <table:table-cell table:style-name="Table2.A1" office:value-type="string">
            <text:p text:style-name="P7">Assinatura</text:p>
          </table:table-cell>
          <table:table-cell table:style-name="Table2.A1" office:value-type="string">
            <text:p text:style-name="P7">Data</text:p>
          </table:table-cell>
        </table:table-row>
        <table:table-row table:style-name="Table2.3">
          <table:table-cell table:style-name="Table2.A3" office:value-type="string">
            <text:p text:style-name="Tabela">Patrocinador do Projeto</text:p>
          </table:table-cell>
          <table:table-cell table:style-name="Table2.B3" office:value-type="string">
            <text:p text:style-name="Standard"/>
          </table:table-cell>
          <table:table-cell table:style-name="Table2.C3" office:value-type="string">
            <text:p text:style-name="Standard"/>
          </table:table-cell>
        </table:table-row>
        <table:table-row table:style-name="Table2.3">
          <table:table-cell table:style-name="Table2.A4" office:value-type="string">
            <text:p text:style-name="Tabela">Gerente do Projeto</text:p>
          </table:table-cell>
          <table:table-cell table:style-name="Table2.B4" office:value-type="string">
            <text:p text:style-name="P6">Tiago Kenji Umemura</text:p>
          </table:table-cell>
          <table:table-cell table:style-name="Table2.C4" office:value-type="string">
            <text:p text:style-name="P6">04/10/201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Versõe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071in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23" style:display-name="ListLabel 2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24" style:display-name="ListLabel 24" style:family="text">
      <style:text-properties fo:font-size="12pt" style:text-underline-style="none" style:font-size-asian="12pt"/>
    </style:style>
    <style:style style:name="ListLabel_20_25" style:display-name="ListLabel 25" style:family="text">
      <style:text-properties fo:font-size="12pt" style:text-underline-style="none" style:font-size-asian="12pt"/>
    </style:style>
    <style:style style:name="ListLabel_20_26" style:display-name="ListLabel 26" style:family="text">
      <style:text-properties fo:font-size="12pt" style:text-underline-style="none" style:font-size-asian="12pt"/>
    </style:style>
    <style:style style:name="ListLabel_20_27" style:display-name="ListLabel 27" style:family="text">
      <style:text-properties fo:font-size="12pt" style:text-underline-style="none" style:font-size-asian="12pt"/>
    </style:style>
    <style:style style:name="ListLabel_20_28" style:display-name="ListLabel 28" style:family="text">
      <style:text-properties fo:font-size="12pt" style:text-underline-style="none" style:font-size-asian="12pt"/>
    </style:style>
    <style:style style:name="ListLabel_20_29" style:display-name="ListLabel 29" style:family="text">
      <style:text-properties fo:font-size="12pt" style:text-underline-style="none" style:font-size-asian="12pt"/>
    </style:style>
    <style:style style:name="ListLabel_20_30" style:display-name="ListLabel 30" style:family="text">
      <style:text-properties fo:font-size="12pt" style:text-underline-style="none" style:font-size-asian="12pt"/>
    </style:style>
    <style:style style:name="ListLabel_20_31" style:display-name="ListLabel 31" style:family="text">
      <style:text-properties fo:font-size="12pt" style:text-underline-style="none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5in" fo:margin-left="1in"/>
        </style:list-level-properties>
      </text:list-level-style-number>
      <text:list-level-style-number text:level="2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.5in"/>
        </style:list-level-properties>
      </text:list-level-style-number>
      <text:list-level-style-number text:level="3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2.25in" fo:margin-left="2in"/>
        </style:list-level-properties>
      </text:list-level-style-number>
      <text:list-level-style-number text:level="4" text:style-name="ListLabel_20_26" style:num-suffix="." style:num-format="1">
        <style:list-level-properties text:list-level-position-and-space-mode="label-alignment">
          <style:list-level-label-alignment text:label-followed-by="listtab" fo:text-indent="2.75in" fo:margin-left="2.5in"/>
        </style:list-level-properties>
      </text:list-level-style-number>
      <text:list-level-style-number text:level="5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in"/>
        </style:list-level-properties>
      </text:list-level-style-number>
      <text:list-level-style-number text:level="6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3.75in" fo:margin-left="3.5in"/>
        </style:list-level-properties>
      </text:list-level-style-number>
      <text:list-level-style-number text:level="7" text:style-name="ListLabel_20_29" style:num-suffix="." style:num-format="1">
        <style:list-level-properties text:list-level-position-and-space-mode="label-alignment">
          <style:list-level-label-alignment text:label-followed-by="listtab" fo:text-indent="4.25in" fo:margin-left="4in"/>
        </style:list-level-properties>
      </text:list-level-style-number>
      <text:list-level-style-number text:level="8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4.5in"/>
        </style:list-level-properties>
      </text:list-level-style-number>
      <text:list-level-style-number text:level="9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5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5.8667in" fo:margin-top="0in" fo:margin-bottom="0in" table:align="center" style:writing-mode="lr-tb"/>
    </style:style>
    <style:style style:name="Table3.A" style:family="table-column">
      <style:table-column-properties style:column-width="4.5083in"/>
    </style:style>
    <style:style style:name="Table3.B" style:family="table-column">
      <style:table-column-properties style:column-width="1.3583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" style:family="table">
      <style:table-properties style:width="6.2799in" fo:margin-top="0in" fo:margin-bottom="0in" table:align="center" style:writing-mode="lr-tb"/>
    </style:style>
    <style:style style:name="Table4.A" style:family="table-column">
      <style:table-column-properties style:column-width="2.5979in"/>
    </style:style>
    <style:style style:name="Table4.B" style:family="table-column">
      <style:table-column-properties style:column-width="3.6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4.A2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" style:font-size-complex="11pt"/>
    </style:style>
    <style:style style:name="MP2" style:family="paragraph" style:parent-style-name="Comments">
      <style:paragraph-properties fo:margin-top="0in" fo:margin-bottom="0.1665in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" style:font-size-complex="10pt"/>
    </style:style>
    <style:style style:name="MP3" style:family="paragraph" style:parent-style-name="Header">
      <style:paragraph-properties fo:margin-top="0in" fo:margin-bottom="0.1665in" loext:contextual-spacing="false" fo:line-height="100%" fo:text-align="justify" style:justify-single-word="false"/>
      <style:text-properties style:font-name="Times" fo:font-size="10pt" officeooo:rsid="000fd000" officeooo:paragraph-rsid="000fd000" style:font-name-asian="Times1" style:font-size-asian="10pt" style:language-asian="pt" style:country-asian="BR" style:font-name-complex="Times New Roman" style:font-size-complex="10pt"/>
    </style:style>
    <style:style style:name="MP4" style:family="paragraph" style:parent-style-name="Footer">
      <style:paragraph-properties fo:margin-top="0.0835in" fo:margin-bottom="0.0835in" loext:contextual-spacing="false"/>
      <style:text-properties fo:color="#244061"/>
    </style:style>
    <style:style style:name="MP5" style:family="paragraph" style:parent-style-name="Footer">
      <style:paragraph-properties fo:margin-top="0.0835in" fo:margin-bottom="0.0835in" loext:contextual-spacing="false" fo:text-align="end" style:justify-single-word="false"/>
    </style:style>
    <style:style style:name="MT1" style:family="text">
      <style:text-properties fo:color="#2440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itle>Declaração do escopo do projeto</text:title></text:p>
            </table:table-cell>
            <table:table-cell table:style-name="Table3.A1" table:number-rows-spanned="2" office:value-type="string">
              <text:p text:style-name="MP2"/>
            </table:table-cell>
          </table:table-row>
          <table:table-row table:style-name="Table3.1">
            <table:table-cell table:style-name="Table3.A1" office:value-type="string">
              <text:p text:style-name="MP3">Web Memorial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4"><text:file-name text:display="name-and-extension">Declaracao do escopo do projeto.odt</text:file-name></text:p>
            </table:table-cell>
            <table:table-cell table:style-name="Table4.A1" office:value-type="string">
              <text:p text:style-name="MP5"><text:span text:style-name="MT1">Página </text:span><text:span text:style-name="MT1"><text:page-number text:select-page="current">2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4"/>
            </table:table-cell>
            <table:table-cell table:style-name="Table4.A2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claração do escopo do projeto</dc:title>
    <dc:subject>Nome do Projeto</dc:subject>
    <meta:initial-creator>Edu</meta:initial-creator>
    <meta:keyword>Template</meta:keyword>
    <meta:keyword>Gerenciamento</meta:keyword>
    <meta:keyword>de</meta:keyword>
    <meta:keyword>Projetos</meta:keyword>
    <meta:editing-cycles>49</meta:editing-cycles>
    <meta:creation-date>2011-09-19T20:23:00</meta:creation-date>
    <dc:date>2016-10-05T20:14:07.149041578</dc:date>
    <meta:editing-duration>PT3H15M40S</meta:editing-duration>
    <meta:generator>LibreOffice/5.1.4.2$Linux_X86_64 LibreOffice_project/10m0$Build-2</meta:generator>
    <meta:document-statistic meta:table-count="4" meta:image-count="0" meta:object-count="0" meta:page-count="3" meta:paragraph-count="87" meta:word-count="506" meta:character-count="3093" meta:non-whitespace-character-count="2710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19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